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0DA0000009E74691B61B32BCC4D.eps" manifest:media-type="image/x-eps"/>
  <manifest:file-entry manifest:full-path="Pictures/20000002000000DF0000009EE80E107B9F846923.eps" manifest:media-type="image/x-eps"/>
  <manifest:file-entry manifest:full-path="Pictures/20000002000000E40000009EF57210021AFA2D11.eps" manifest:media-type="image/x-eps"/>
  <manifest:file-entry manifest:full-path="Pictures/20000002000000DA0000009E19CD68090CC1254D.eps" manifest:media-type="image/x-eps"/>
  <manifest:file-entry manifest:full-path="Pictures/20000002000000E40000009EC54583462C97E971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solid" svg:stroke-width="0.106cm" svg:stroke-color="#993366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3465a4" style:font-name="Century Schoolbook L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336699" style:font-name="Purisa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color="#336699" style:font-name="Purisa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3465a4" style:font-name="Century Schoolbook L"/>
    </style:style>
    <style:style style:name="P9" style:family="paragraph">
      <loext:graphic-properties draw:fill="none" draw:fill-color="#ffffff"/>
      <style:text-properties fo:color="#3465a4" style:font-name="Century Schoolbook L"/>
    </style:style>
    <style:style style:name="T1" style:family="text">
      <style:text-properties fo:color="#3465a4" style:font-name="Century Schoolbook L" fo:font-size="28pt" style:font-size-asian="28pt" style:font-size-complex="28pt"/>
    </style:style>
    <style:style style:name="T2" style:family="text">
      <style:text-properties fo:color="#336699" style:font-name="Purisa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3465a4" style:font-name="Century Schoolbook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5.29cm" svg:height="18.328cm" svg:x="1.4cm" svg:y="2.272cm">
          <draw:image xlink:href="Pictures/20000002000000DA0000009E19CD68090CC1254D.eps" xlink:type="simple" xlink:show="embed" xlink:actuate="onLoad">
            <text:p/>
          </draw:image>
        </draw:frame>
        <draw:frame draw:style-name="gr2" draw:text-style-name="P2" draw:layer="layout" svg:width="24.149cm" svg:height="1.53cm" svg:x="2.051cm" svg:y="0.6cm">
          <draw:text-box>
            <text:p><text:span text:style-name="T1">Medición del 25 de junio (tren Sarmiento) a la tarde</text:span></text:p>
          </draw:text-box>
        </draw:frame>
        <draw:line draw:style-name="gr3" draw:text-style-name="P3" draw:layer="layout" svg:x1="12.8cm" svg:y1="11.4cm" svg:x2="16.2cm" svg:y2="11.4cm">
          <text:p/>
        </draw:line>
        <draw:frame draw:style-name="gr2" draw:text-style-name="P5" draw:layer="layout" svg:width="9.604cm" svg:height="2.69cm" svg:x="16.4cm" svg:y="10.8cm">
          <draw:text-box>
            <text:p text:style-name="P4"><text:span text:style-name="T2">La diferencia entre media </text:span></text:p>
            <text:p text:style-name="P4"><text:span text:style-name="T2">y mediana es porque el error </text:span></text:p>
            <text:p text:style-name="P4"><text:span text:style-name="T2">es normal “truncado”</text:span></text:p>
          </draw:text-box>
        </draw:frame>
        <draw:line draw:style-name="gr3" draw:text-style-name="P3" draw:layer="layout" svg:x1="10.574cm" svg:y1="6.2cm" svg:x2="12cm" svg:y2="6.6cm">
          <text:p/>
        </draw:line>
        <draw:frame draw:style-name="gr2" draw:text-style-name="P5" draw:layer="layout" svg:width="5.48cm" svg:height="1.877cm" svg:x="11.1cm" svg:y="6.7cm">
          <draw:text-box>
            <text:p text:style-name="P4"><text:span text:style-name="T2">Coinciden media </text:span></text:p>
            <text:p text:style-name="P4"><text:span text:style-name="T2">y median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2" draw:layer="layout" svg:width="24.149cm" svg:height="1.53cm" svg:x="2.052cm" svg:y="0.6cm">
          <draw:text-box>
            <text:p><text:span text:style-name="T1">Medición del 25 de junio (tren Sarmiento) a la tarde</text:span></text:p>
          </draw:text-box>
        </draw:frame>
        <draw:frame draw:style-name="gr1" draw:text-style-name="P1" draw:layer="layout" svg:width="24.2cm" svg:height="17.146cm" svg:x="1.2cm" svg:y="3cm">
          <draw:image xlink:href="Pictures/20000002000000DF0000009EE80E107B9F846923.eps" xlink:type="simple" xlink:show="embed" xlink:actuate="onLoad">
            <text:p/>
          </draw:image>
        </draw:frame>
        <draw:line draw:style-name="gr3" draw:text-style-name="P3" draw:layer="layout" svg:x1="14.6cm" svg:y1="14.2cm" svg:x2="15.2cm" svg:y2="12.164cm">
          <text:p/>
        </draw:line>
        <draw:frame draw:style-name="gr2" draw:text-style-name="P5" draw:layer="layout" svg:width="9.019cm" svg:height="1.064cm" svg:x="14.8cm" svg:y="11.1cm">
          <draw:text-box>
            <text:p text:style-name="P4"><text:span text:style-name="T2">Acá la bitácora indica “alivio”</text:span></text:p>
          </draw:text-box>
        </draw:frame>
        <draw:line draw:style-name="gr3" draw:text-style-name="P3" draw:layer="layout" svg:x1="12.2cm" svg:y1="13.8cm" svg:x2="14.474cm" svg:y2="12.026cm">
          <text:p/>
        </draw:line>
        <draw:line draw:style-name="gr3" draw:text-style-name="P3" draw:layer="layout" svg:x1="7.8cm" svg:y1="7.2cm" svg:x2="5cm" svg:y2="6.2cm">
          <text:p/>
        </draw:line>
        <draw:line draw:style-name="gr3" draw:text-style-name="P3" draw:layer="layout" svg:x1="8.526cm" svg:y1="10.526cm" svg:x2="5.2cm" svg:y2="6.8cm">
          <text:p/>
        </draw:line>
        <draw:frame draw:style-name="gr2" draw:text-style-name="P5" draw:layer="layout" svg:width="5.29cm" svg:height="2.69cm" svg:x="0.601cm" svg:y="5.2cm">
          <draw:text-box>
            <text:p text:style-name="P4"><text:span text:style-name="T2">Sensores 2 y 3 </text:span></text:p>
            <text:p text:style-name="P4"><text:span text:style-name="T2">en zonas altas </text:span></text:p>
            <text:p text:style-name="P4"><text:span text:style-name="T2">de la espald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25.07cm" svg:height="17.373cm" svg:x="1.158cm" svg:y="2.827cm">
          <draw:image xlink:href="Pictures/20000002000000E40000009EF57210021AFA2D11.eps" xlink:type="simple" xlink:show="embed" xlink:actuate="onLoad">
            <text:p/>
          </draw:image>
        </draw:frame>
        <draw:frame draw:style-name="gr2" draw:text-style-name="P2" draw:layer="layout" svg:width="25.445cm" svg:height="1.53cm" svg:x="1.054cm" svg:y="0.6cm">
          <draw:text-box>
            <text:p><text:span text:style-name="T1">Medición del 26 de junio (tren Sarmiento) a la mañana</text:span></text:p>
          </draw:text-box>
        </draw:frame>
        <draw:line draw:style-name="gr3" draw:text-style-name="P3" draw:layer="layout" svg:x1="19cm" svg:y1="7.8cm" svg:x2="17cm" svg:y2="6.8cm">
          <text:p/>
        </draw:line>
        <draw:frame draw:style-name="gr2" draw:text-style-name="P5" draw:layer="layout" svg:width="10.442cm" svg:height="1.877cm" svg:x="13.51cm" svg:y="5.11cm">
          <draw:text-box>
            <text:p text:style-name="P4"><text:span text:style-name="T2">diferencia entre media y mediana</text:span></text:p>
            <text:p text:style-name="P4"><text:span text:style-name="T2">por “truncamiento” en 1024</text:span></text:p>
          </draw:text-box>
        </draw:frame>
        <draw:line draw:style-name="gr3" draw:text-style-name="P3" draw:layer="layout" svg:x1="11.126cm" svg:y1="14.527cm" svg:x2="10cm" svg:y2="12.705cm">
          <text:p/>
        </draw:line>
        <draw:frame draw:style-name="gr2" draw:text-style-name="P5" draw:layer="layout" svg:width="6.256cm" svg:height="1.064cm" svg:x="6.3cm" svg:y="11.641cm">
          <draw:text-box>
            <text:p text:style-name="P4"><text:span text:style-name="T2">“</text:span><text:span text:style-name="T2">truncamiento” en 0</text:span></text:p>
          </draw:text-box>
        </draw:frame>
        <draw:line draw:style-name="gr3" draw:text-style-name="P3" draw:layer="layout" svg:x1="18.052cm" svg:y1="11.454cm" svg:x2="15.8cm" svg:y2="10.6cm">
          <text:p/>
        </draw:line>
        <draw:frame draw:style-name="gr2" draw:text-style-name="P5" draw:layer="layout" svg:width="9.015cm" svg:height="1.064cm" svg:x="6.8cm" svg:y="10.141cm">
          <draw:text-box>
            <text:p text:style-name="P4"><text:span text:style-name="T2">compensación entre 0 y 102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2" draw:layer="layout" svg:width="25.445cm" svg:height="1.53cm" svg:x="1.053cm" svg:y="0.6cm">
          <draw:text-box>
            <text:p><text:span text:style-name="T1">Medición del 26 de junio (tren Sarmiento) a la mañana</text:span></text:p>
          </draw:text-box>
        </draw:frame>
        <draw:frame draw:style-name="gr1" draw:text-style-name="P1" draw:layer="layout" svg:width="25.042cm" svg:height="17.354cm" svg:x="1.058cm" svg:y="2.8cm">
          <draw:image xlink:href="Pictures/20000002000000E40000009EC54583462C97E971.eps" xlink:type="simple" xlink:show="embed" xlink:actuate="onLoad">
            <text:p/>
          </draw:image>
        </draw:frame>
        <draw:line draw:style-name="gr3" draw:text-style-name="P3" draw:layer="layout" svg:x1="13.374cm" svg:y1="12.526cm" svg:x2="14.4cm" svg:y2="10.752cm">
          <text:p/>
        </draw:line>
        <draw:frame draw:style-name="gr2" draw:text-style-name="P5" draw:layer="layout" svg:width="5.629cm" svg:height="1.877cm" svg:x="12.9cm" svg:y="8.836cm">
          <draw:text-box>
            <text:p text:style-name="P4"><text:span text:style-name="T2">Acá la bitácora </text:span></text:p>
            <text:p text:style-name="P4"><text:span text:style-name="T2">indica “contactos”</text:span></text:p>
          </draw:text-box>
        </draw:frame>
        <draw:line draw:style-name="gr3" draw:text-style-name="P3" draw:layer="layout" svg:x1="19.974cm" svg:y1="7cm" svg:x2="21.8cm" svg:y2="7.026cm">
          <text:p/>
        </draw:line>
        <draw:frame draw:style-name="gr2" draw:text-style-name="P5" draw:layer="layout" svg:width="6.475cm" svg:height="3.503cm" svg:x="19.601cm" svg:y="7.237cm">
          <draw:text-box>
            <text:p text:style-name="P4"><text:span text:style-name="T2">Acá la bitácora </text:span></text:p>
            <text:p text:style-name="P4"><text:span text:style-name="T2">indica “contactos </text:span></text:p>
            <text:p text:style-name="P4"><text:span text:style-name="T2">fuertes en el medio</text:span></text:p>
            <text:p text:style-name="P4"><text:span text:style-name="T2">de la espalda”</text:span></text:p>
          </draw:text-box>
        </draw:frame>
        <draw:line draw:style-name="gr3" draw:text-style-name="P3" draw:layer="layout" svg:x1="12.648cm" svg:y1="13.052cm" svg:x2="11.6cm" svg:y2="12.7cm">
          <text:p/>
        </draw:line>
        <draw:frame draw:style-name="gr2" draw:text-style-name="P5" draw:layer="layout" svg:width="4.693cm" svg:height="1.877cm" svg:x="8.001cm" svg:y="11.437cm">
          <draw:text-box>
            <text:p text:style-name="P4"><text:span text:style-name="T2">Comparar día </text:span></text:p>
            <text:p text:style-name="P4"><text:span text:style-name="T2">anteri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" draw:text-style-name="P2" draw:layer="layout" svg:width="24.149cm" svg:height="1.53cm" svg:x="1.454cm" svg:y="0.6cm">
          <draw:text-box>
            <text:p><text:span text:style-name="T1">Medición del 26 de junio (tren Sarmiento) a la tarde</text:span></text:p>
          </draw:text-box>
        </draw:frame>
        <draw:frame draw:style-name="gr1" draw:text-style-name="P1" draw:layer="layout" svg:width="24.49cm" svg:height="17.748cm" svg:x="1.11cm" svg:y="2.6cm">
          <draw:image xlink:href="Pictures/20000002000000DA0000009E74691B61B32BCC4D.eps" xlink:type="simple" xlink:show="embed" xlink:actuate="onLoad">
            <text:p/>
          </draw:image>
        </draw:frame>
        <draw:line draw:style-name="gr3" draw:text-style-name="P3" draw:layer="layout" svg:x1="18.374cm" svg:y1="10.374cm" svg:x2="19.4cm" svg:y2="8.6cm">
          <text:p/>
        </draw:line>
        <draw:frame draw:style-name="gr2" draw:text-style-name="P5" draw:layer="layout" svg:width="6.179cm" svg:height="2.69cm" svg:x="18.401cm" svg:y="6.037cm">
          <draw:text-box>
            <text:p text:style-name="P4"><text:span text:style-name="T2">Acá la bitácora </text:span></text:p>
            <text:p text:style-name="P4"><text:span text:style-name="T2">indica “alivio de la </text:span></text:p>
            <text:p text:style-name="P4"><text:span text:style-name="T2">densidad”</text:span></text:p>
          </draw:text-box>
        </draw:frame>
        <draw:line draw:style-name="gr3" draw:text-style-name="P3" draw:layer="layout" svg:x1="16.948cm" svg:y1="16.2cm" svg:x2="15.4cm" svg:y2="15.6cm">
          <text:p/>
        </draw:line>
        <draw:frame draw:style-name="gr2" draw:text-style-name="P5" draw:layer="layout" svg:width="5.281cm" svg:height="2.69cm" svg:x="10.102cm" svg:y="14.037cm">
          <draw:text-box>
            <text:p text:style-name="P4"><text:span text:style-name="T2">Acá la bitácora </text:span></text:p>
            <text:p text:style-name="P4"><text:span text:style-name="T2">indica “presión </text:span></text:p>
            <text:p text:style-name="P4"><text:span text:style-name="T2">lado izquierdo”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2" draw:layer="layout" svg:width="12.588cm" svg:height="1.53cm" svg:x="2.052cm" svg:y="0.6cm">
          <draw:text-box>
            <text:p><text:span text:style-name="T1">Conclusiones preliminares</text:span></text:p>
          </draw:text-box>
        </draw:frame>
        <draw:frame draw:style-name="gr5" draw:text-style-name="P9" draw:layer="layout" svg:width="23.8cm" svg:height="3.555cm" svg:x="2.4cm" svg:y="3cm">
          <draw:text-box>
            <text:p text:style-name="P8"><text:span text:style-name="T3">La diferencia entre media y mediana indica que el error estadístico no es simétrico. Esa discrepancia se debe a que el error no es estrictamente “normal” sino “normal truncado” ya que no son posibles valores menores a 0 y mayores a 1024. <text:s/></text:span></text:p>
          </draw:text-box>
        </draw:frame>
        <draw:frame draw:style-name="gr5" draw:text-style-name="P9" draw:layer="layout" svg:width="23.8cm" svg:height="1.077cm" svg:x="2.4cm" svg:y="7.001cm">
          <draw:text-box>
            <text:p text:style-name="P8"><text:span text:style-name="T3">La media y la mediana coinciden bien a “mitad de la escala”. <text:s text:c="4"/></text:span></text:p>
          </draw:text-box>
        </draw:frame>
        <draw:frame draw:style-name="gr5" draw:text-style-name="P9" draw:layer="layout" svg:width="23.8cm" svg:height="2.729cm" svg:x="2.4cm" svg:y="10.702cm">
          <draw:text-box>
            <text:p text:style-name="P8"><text:span text:style-name="T3">Observar que en el caso de la estación Haedo, se nota claramente el alivio en la tarde del (martes) 25 de junio, y el aumento de presión en la mañana del (miércoles) 26 de junio. <text:s text:c="4"/></text:span></text:p>
          </draw:text-box>
        </draw:frame>
        <draw:frame draw:style-name="gr5" draw:text-style-name="P9" draw:layer="layout" svg:width="23.8cm" svg:height="1.903cm" svg:x="2.4cm" svg:y="8.402cm">
          <draw:text-box>
            <text:p text:style-name="P8"><text:span text:style-name="T3">Hay que corregir este efecto de truncamiento antes de aislar los “toques rápidos”. <text:s text:c="5"/></text:span></text:p>
          </draw:text-box>
        </draw:frame>
        <draw:frame draw:style-name="gr6" draw:text-style-name="P9" draw:layer="layout" svg:width="1.2cm" svg:height="1.903cm" svg:x="1.46cm" svg:y="2.957cm">
          <draw:text-box>
            <text:p text:style-name="P8"><text:span text:style-name="T3">1. <text:s/></text:span></text:p>
          </draw:text-box>
        </draw:frame>
        <draw:frame draw:style-name="gr6" draw:text-style-name="P9" draw:layer="layout" svg:width="1.2cm" svg:height="1.903cm" svg:x="1.46cm" svg:y="6.958cm">
          <draw:text-box>
            <text:p text:style-name="P8"><text:span text:style-name="T3">2. <text:s/></text:span></text:p>
          </draw:text-box>
        </draw:frame>
        <draw:frame draw:style-name="gr6" draw:text-style-name="P9" draw:layer="layout" svg:width="1.2cm" svg:height="1.903cm" svg:x="1.46cm" svg:y="8.359cm">
          <draw:text-box>
            <text:p text:style-name="P8"><text:span text:style-name="T3">3. <text:s/></text:span></text:p>
          </draw:text-box>
        </draw:frame>
        <draw:frame draw:style-name="gr6" draw:text-style-name="P9" draw:layer="layout" svg:width="1.2cm" svg:height="1.903cm" svg:x="1.46cm" svg:y="10.66cm">
          <draw:text-box>
            <text:p text:style-name="P8"><text:span text:style-name="T3">4. 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6:44:43.459412571</meta:creation-date>
    <dc:date>2019-07-03T17:38:12.351808786</dc:date>
    <meta:editing-duration>PT43M4S</meta:editing-duration>
    <meta:editing-cycles>15</meta:editing-cycles>
    <meta:generator>LibreOffice/5.1.6.2$Linux_X86_64 LibreOffice_project/10m0$Build-2</meta:generator>
    <meta:document-statistic meta:object-count="78"/>
  </office:meta>
</office:document-meta>
</file>